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" style:family="table-cell" style:parent-style-name="Default" style:data-style-name="N30">
      <style:table-cell-properties fo:border-top="none" fo:border-bottom="none" fo:border-left="thin solid #000000" fo:border-right="none" fo:background-color="#FFF200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0">
      <style:table-cell-properties fo:border-top="none" fo:border-bottom="none" fo:border-left="thin solid #000000" fo:border-right="none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/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8.069791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7.3025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false" fo:break-before="auto"/>
    </style:style>
    <style:style style:name="ro3" style:family="table-row">
      <style:table-row-properties style:row-height="1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0"/>
        <table:table-column table:style-name="co4" table:default-cell-style-name="ce10"/>
        <table:table-column table:style-name="co5" table:default-cell-style-name="ce11"/>
        <table:table-column table:style-name="co6" table:default-cell-style-name="ce1"/>
        <table:table-column table:style-name="co3" table:number-columns-repeated="1010" table:default-cell-style-name="ce1"/>
        <table:table-column table:style-name="co7" table:number-columns-repeated="15368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12">
            <text:p>Parameters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office:value-type="string" table:style-name="ce1">
            <text:p>Template file:</text:p>
          </table:table-cell>
          <table:table-cell table:style-name="ce1"/>
          <table:table-cell office:value-type="string" table:number-columns-spanned="3" table:number-rows-spanned="1" table:style-name="ce13">
            <text:p>repetition_config_template.py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office:value-type="string" table:style-name="ce1">
            <text:p>Output file name:</text:p>
          </table:table-cell>
          <table:table-cell table:style-name="ce1"/>
          <table:table-cell office:value-type="string" table:number-columns-spanned="3" table:number-rows-spanned="1" table:style-name="ce12">
            <text:p>repetition_config.py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office:value-type="string" table:style-name="ce2">
            <text:p>Experiment-ID</text:p>
          </table:table-cell>
          <table:table-cell office:value-type="string" table:style-name="ce3">
            <text:p>repetitions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hidden_features</text:p>
          </table:table-cell>
          <table:table-cell office:value-type="string" table:style-name="ce4">
            <text:p>use_urbf</text:p>
          </table:table-cell>
          <table:table-cell office:value-type="string" table:style-name="ce2">
            <text:p>dataset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rainer</text:p>
          </table:table-cell>
          <table:table-cell office:value-type="string" table:style-name="ce2">
            <text:p>in_features</text:p>
          </table:table-cell>
          <table:table-cell office:value-type="string" table:style-name="ce2">
            <text:p>learning_rate</text:p>
          </table:table-cell>
          <table:table-cell office:value-type="string" table:style-name="ce2">
            <text:p>n_epochs</text:p>
          </table:table-cell>
          <table:table-cell office:value-type="string" table:style-name="ce2">
            <text:p>batch_size</text:p>
          </table:table-cell>
          <table:table-cell table:number-columns-repeated="16372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URBFMLP</text:p>
          </table:table-cell>
          <table:table-cell office:value-type="string" table:style-name="ce1">
            <text:p>[80,80,160,80,40,32,16]</text:p>
          </table:table-cell>
          <table:table-cell office:value-type="string" table:style-name="ce6">
            <text:p>Tru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float" office:value="10" table:style-name="ce14">
            <text:p>10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table:number-columns-repeated="2" table:style-name="ce14"/>
          <table:table-cell table:number-columns-repeated="16370" table:style-name="ce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URBFMLP</text:p>
          </table:table-cell>
          <table:table-cell office:value-type="string" table:style-name="ce1">
            <text:p>[80,80,160,80,40,32,16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float" office:value="10" table:style-name="ce14">
            <text:p>10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table:style-name="ce14"/>
          <table:table-cell table:number-columns-repeated="16371" table:style-name="ce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URBFMLP</text:p>
          </table:table-cell>
          <table:table-cell office:value-type="string" table:style-name="ce1">
            <text:p>[80,80,160,80,40,32,16]</text:p>
          </table:table-cell>
          <table:table-cell office:value-type="string" table:style-name="ce6">
            <text:p>Tru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float" office:value="10" table:style-name="ce14">
            <text:p>10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table:style-name="ce14"/>
          <table:table-cell table:number-columns-repeated="1637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URBFMLP</text:p>
          </table:table-cell>
          <table:table-cell office:value-type="string" table:style-name="ce1">
            <text:p>[80,80,160,80,40,32,16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float" office:value="10" table:style-name="ce14">
            <text:p>10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table:style-name="ce14"/>
          <table:table-cell table:number-columns-repeated="1637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URBFMLP</text:p>
          </table:table-cell>
          <table:table-cell office:value-type="string" table:style-name="ce1">
            <text:p>[80,80,160,80,40,32,16]</text:p>
          </table:table-cell>
          <table:table-cell office:value-type="string" table:style-name="ce6">
            <text:p>Tru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float" office:value="10" table:style-name="ce14">
            <text:p>10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table:style-name="ce14"/>
          <table:table-cell table:number-columns-repeated="16371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4" table:style-name="ce5">
            <text:p>4</text:p>
          </table:table-cell>
          <table:table-cell office:value-type="string" table:style-name="ce9">
            <text:p>URBFMLP</text:p>
          </table:table-cell>
          <table:table-cell office:value-type="string" table:style-name="ce1">
            <text:p>[80,80,160,80,40,32,16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GDTrainer</text:p>
          </table:table-cell>
          <table:table-cell office:value-type="float" office:value="10" table:style-name="ce14">
            <text:p>10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table:style-name="ce14"/>
          <table:table-cell table:number-columns-repeated="1637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SVR</text:p>
          </table:table-cell>
          <table:table-cell office:value-type="string" table:style-name="ce1">
            <text:p>[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KLFit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4"/>
          <table:table-cell table:number-columns-repeated="1637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5">
            <text:p>4</text:p>
          </table:table-cell>
          <table:table-cell office:value-type="string" table:style-name="ce9">
            <text:p>PLS</text:p>
          </table:table-cell>
          <table:table-cell office:value-type="string" table:style-name="ce1">
            <text:p>[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KLFit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4"/>
          <table:table-cell table:number-columns-repeated="1637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8">
            <text:p>4</text:p>
          </table:table-cell>
          <table:table-cell office:value-type="string" table:style-name="ce10">
            <text:p>Lin</text:p>
          </table:table-cell>
          <table:table-cell office:value-type="string" table:style-name="ce1">
            <text:p>[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KLFit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4"/>
          <table:table-cell table:number-columns-repeated="1637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8">
            <text:p>4</text:p>
          </table:table-cell>
          <table:table-cell office:value-type="string" table:style-name="ce10">
            <text:p>GradBoostReg</text:p>
          </table:table-cell>
          <table:table-cell office:value-type="string" table:style-name="ce1">
            <text:p>[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PMLBDataset</text:p>
          </table:table-cell>
          <table:table-cell office:value-type="string" table:style-name="ce1">
            <text:p>"1028_SWD"</text:p>
          </table:table-cell>
          <table:table-cell office:value-type="string" table:style-name="ce1">
            <text:p>SKLFit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4"/>
          <table:table-cell table:number-columns-repeated="16371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0</meta:generator>
    <dc:creator>Daniel Jost - Brand Boosting GmbH</dc:creator>
    <meta:creation-date>2019-02-12T21:04:11Z</meta:creation-date>
    <dc:date>2023-11-17T14:07:29Z</dc:date>
    <meta:editing-cycles>176</meta:editing-cycles>
    <meta:editing-duration>PT1268611S</meta:editing-duration>
  </office:meta>
</office:document-meta>
</file>